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Text_20_body">
      <style:text-properties fo:language="ru" fo:country="RU" officeooo:paragraph-rsid="00194494"/>
    </style:style>
    <style:style style:name="P2" style:family="paragraph" style:parent-style-name="Heading_20_1">
      <style:paragraph-properties fo:text-align="center" style:justify-single-word="false"/>
      <style:text-properties fo:language="ru" fo:country="RU" officeooo:rsid="0003384e" officeooo:paragraph-rsid="00194494"/>
    </style:style>
    <style:style style:name="P3" style:family="paragraph" style:parent-style-name="Heading_20_2">
      <style:text-properties fo:language="ru" fo:country="RU" officeooo:rsid="0003384e" officeooo:paragraph-rsid="00194494"/>
    </style:style>
    <style:style style:name="P4" style:family="paragraph" style:parent-style-name="Heading_20_2">
      <style:text-properties fo:language="ru" fo:country="RU" officeooo:rsid="000367a5" officeooo:paragraph-rsid="00194494"/>
    </style:style>
    <style:style style:name="P5" style:family="paragraph" style:parent-style-name="Heading_20_2">
      <style:text-properties fo:language="ru" fo:country="RU" officeooo:rsid="0004553f" officeooo:paragraph-rsid="00194494"/>
    </style:style>
    <style:style style:name="P6" style:family="paragraph" style:parent-style-name="Text_20_body" style:list-style-name="L1">
      <style:text-properties fo:language="ru" fo:country="RU" officeooo:rsid="00194494" officeooo:paragraph-rsid="00194494"/>
    </style:style>
    <style:style style:name="P7" style:family="paragraph" style:parent-style-name="Text_20_body" style:list-style-name="L1">
      <style:text-properties fo:language="ru" fo:country="RU" officeooo:rsid="0003384e" officeooo:paragraph-rsid="00194494"/>
    </style:style>
    <style:style style:name="P8" style:family="paragraph" style:parent-style-name="Text_20_body" style:list-style-name="L2">
      <style:text-properties fo:language="ru" fo:country="RU" officeooo:rsid="000367a5" officeooo:paragraph-rsid="00194494"/>
    </style:style>
    <style:style style:name="P9" style:family="paragraph" style:parent-style-name="Text_20_body" style:list-style-name="L3">
      <style:text-properties fo:language="ru" fo:country="RU" officeooo:rsid="000367a5" officeooo:paragraph-rsid="00194494"/>
    </style:style>
    <style:style style:name="P10" style:family="paragraph" style:parent-style-name="Text_20_body" style:list-style-name="L3">
      <style:text-properties fo:language="ru" fo:country="RU" officeooo:rsid="000367a5" officeooo:paragraph-rsid="001a9ed2"/>
    </style:style>
    <style:style style:name="P11" style:family="paragraph" style:parent-style-name="Text_20_body" style:list-style-name="L3">
      <style:text-properties fo:language="ru" fo:country="RU" officeooo:rsid="0019db38" officeooo:paragraph-rsid="0019db38"/>
    </style:style>
    <style:style style:name="P12" style:family="paragraph" style:parent-style-name="Text_20_body" style:list-style-name="L3">
      <style:text-properties fo:language="ru" fo:country="RU" officeooo:rsid="001a9ed2" officeooo:paragraph-rsid="001a9ed2"/>
    </style:style>
    <style:style style:name="P13" style:family="paragraph" style:parent-style-name="Text_20_body" style:list-style-name="L4">
      <style:text-properties fo:language="ru" fo:country="RU" officeooo:rsid="001a9ed2" officeooo:paragraph-rsid="001a9ed2"/>
    </style:style>
    <style:style style:name="P14" style:family="paragraph" style:parent-style-name="Text_20_body" style:list-style-name="L3">
      <style:text-properties fo:language="ru" fo:country="RU" officeooo:rsid="001b6a42" officeooo:paragraph-rsid="001b6a42"/>
    </style:style>
    <style:style style:name="P15" style:family="paragraph" style:parent-style-name="Text_20_body" style:list-style-name="L4">
      <style:text-properties fo:language="ru" fo:country="RU" officeooo:rsid="0004553f" officeooo:paragraph-rsid="00194494"/>
    </style:style>
    <style:style style:name="P16" style:family="paragraph" style:parent-style-name="Text_20_body">
      <style:text-properties officeooo:paragraph-rsid="001cdf8c"/>
    </style:style>
    <style:style style:name="T1" style:family="text">
      <style:text-properties fo:font-size="14pt" officeooo:rsid="0003384e" style:font-size-asian="12.25pt" style:font-size-complex="14pt"/>
    </style:style>
    <style:style style:name="T2" style:family="text">
      <style:text-properties fo:font-size="14pt" officeooo:rsid="00194494" style:font-size-asian="12.25pt" style:font-size-complex="14pt"/>
    </style:style>
    <style:style style:name="T3" style:family="text">
      <style:text-properties officeooo:rsid="0004553f"/>
    </style:style>
    <style:style style:name="T4" style:family="text">
      <style:text-properties officeooo:rsid="00194494"/>
    </style:style>
    <style:style style:name="T5" style:family="text">
      <style:text-properties officeooo:rsid="0019db38"/>
    </style:style>
    <style:style style:name="T6" style:family="text">
      <style:text-properties officeooo:rsid="001a9ed2"/>
    </style:style>
    <style:style style:name="T7" style:family="text">
      <style:text-properties style:font-name="sans-serif" fo:font-size="12.6000003814697pt" officeooo:rsid="00194494" style:font-size-asian="12.25pt" style:font-size-complex="14pt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03384e"/>
    </style:style>
    <style:style style:name="T10" style:family="text">
      <style:text-properties fo:language="ru" fo:country="RU" officeooo:rsid="001cdf8c"/>
    </style:style>
    <style:style style:name="T11" style:family="text">
      <style:text-properties officeooo:rsid="001cdf8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Лабораторная работа №<text:span text:style-name="T4">3</text:span></text:h>
      <text:h text:style-name="P3" text:outline-level="2">Цель работы:</text:h>
      <text:p text:style-name="P16"><text:span text:style-name="T9"><text:tab/></text:span><text:span text:style-name="T10">Закрепить теоретический материл и практически освоить основные возможности по реализации алгоритмов и методов обработки изображений</text:span></text:p>
      <text:h text:style-name="P3" text:outline-level="2">Задачи работы:</text:h>
      <text:list xml:id="list1934122765" text:style-name="L1">
        <text:list-item>
          <text:p text:style-name="P6">Реализовать метод для однородного сглаживающего фильтра</text:p>
        </text:list-item>
        <text:list-item>
          <text:p text:style-name="P7">Реализовать метод для <text:span text:style-name="T4">сглаживающего фильтра Гаусса</text:span></text:p>
        </text:list-item>
        <text:list-item>
          <text:p text:style-name="P7">Реализовать <text:span text:style-name="T4">метод для глобальной пороговой обработки Отсу</text:span></text:p>
        </text:list-item>
        <text:list-item>
          <text:p text:style-name="P7">Реализовать <text:span text:style-name="T4">метод для глобальной пороговой обработки с помощью гистограммы</text:span></text:p>
        </text:list-item>
        <text:list-item>
          <text:p text:style-name="P7">Реализовать <text:span text:style-name="T4">метод для адаптивной пороговой обработки</text:span></text:p>
        </text:list-item>
        <text:list-item>
          <text:p text:style-name="P6">Подобрать базу изображений по умолчанию</text:p>
        </text:list-item>
      </text:list>
      <text:h text:style-name="P4" text:outline-level="2">Использованные средства разработки:</text:h>
      <text:list xml:id="list665461683" text:style-name="L2">
        <text:list-item>
          <text:p text:style-name="P8">Фреймворк Qt и <text:span text:style-name="T5">библиотека opencv для </text:span>язык<text:span text:style-name="T5">а</text:span> C++</text:p>
        </text:list-item>
      </text:list>
      <text:h text:style-name="P4" text:outline-level="2">Ход работы:</text:h>
      <text:list xml:id="list2836111454" text:style-name="L3">
        <text:list-item>
          <text:p text:style-name="P11">Подключение библиотеки opencv к проекту Qt</text:p>
        </text:list-item>
        <text:list-item>
          <text:p text:style-name="P9">Проектировка и создание удобного пользовательского интерфейса</text:p>
        </text:list-item>
        <text:list-item>
          <text:p text:style-name="P9">Реализация <text:span text:style-name="T5">конвертации между изображениями opencv и изображениями Qt</text:span></text:p>
        </text:list-item>
        <text:list-item>
          <text:p text:style-name="P9">Реализация метод<text:span text:style-name="T6">а однородного сглаживающего фильтра на базе метода blur библиотеки opencv</text:span></text:p>
        </text:list-item>
        <text:list-item>
          <text:p text:style-name="P10">Реализация метод<text:span text:style-name="T6">а сглаживающего фильтра Гаусса на базе метода gaussianBlur библиотеки opencv</text:span></text:p>
        </text:list-item>
        <text:list-item>
          <text:p text:style-name="P10">Реализация метод<text:span text:style-name="T6">а глобальной пороговой обработки Отсу на базе метода threshold библиотеки opencv с параметром Thresh::Otsu</text:span></text:p>
        </text:list-item>
        <text:list-item>
          <text:p text:style-name="P10">Реализация метод<text:span text:style-name="T6">а глобальной пороговой обработки с помощью гистограммы собственными силами с использованием префикс сумм для ускорения подсчета.</text:span></text:p>
        </text:list-item>
        <text:list-item>
          <text:p text:style-name="P12"><text:soft-page-break/>Реализация метода адаптивной пороговой обработки на базе метода adaptiveThreshold библиотеки opencv.</text:p>
        </text:list-item>
        <text:list-item>
          <text:p text:style-name="P14">Подбор базы изображений по умолчанию, на основе имеющихся файлов.</text:p>
        </text:list-item>
      </text:list>
      <text:h text:style-name="P5" text:outline-level="2">Вывод:</text:h>
      <text:p text:style-name="P1"><text:tab/><text:span text:style-name="T3">В ходе выполнения данной работы я:</text:span></text:p>
      <text:list xml:id="list321512969" text:style-name="L4">
        <text:list-item>
          <text:p text:style-name="P15">создал приложение, <text:span text:style-name="T6">демонстрирующее некоторые алгоритмы обработки изображений на примере изображений по умолчанию, а также </text:span>позволяющее <text:span text:style-name="T6">проводить их базовую обработку</text:span></text:p>
        </text:list-item>
        <text:list-item>
          <text:p text:style-name="P15">закрепил полученные лекционные знания по различным <text:span text:style-name="T6">методам обработки</text:span> изображений</text:p>
        </text:list-item>
        <text:list-item>
          <text:p text:style-name="P13">получил новые знания по подключению внешних библиотек C++ и работе <text:s text:c="2"/>с ними</text:p>
        </text:list-item>
        <text:list-item>
          <text:p text:style-name="P13">получил опыт работы с операционной системой Linux дистрибутива Ubuntu</text:p>
        </text:list-item>
        <text:list-item>
          <text:p text:style-name="P15">у<text:span text:style-name="T11">глубил</text:span> знания фреймворка Qt, а также языка C++</text:p>
        </text:list-item>
        <text:list-item>
          <text:p text:style-name="P15">получил дополнительный опыт работы с системой контроля версий Gi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21:52:09.193675172</meta:creation-date>
    <dc:date>2022-11-23T18:45:38.467705752</dc:date>
    <meta:editing-duration>PT2M4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2" meta:paragraph-count="30" meta:word-count="263" meta:character-count="1954" meta:non-whitespace-character-count="1739"/>
  </office:meta>
</office:document-meta>
</file>